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var jp-code-font-family" svg:font-family="'var jp-code-font-famil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letter-spacing="normal"/>
    </style:style>
    <style:style style:name="P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letter-spacing="normal" officeooo:rsid="000071fe" officeooo:paragraph-rsid="000071fe"/>
    </style:style>
    <style:style style:name="P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officeooo:rsid="000071fe" officeooo:paragraph-rsid="000071fe"/>
    </style:style>
    <style:style style:name="P4" style:family="paragraph" style:parent-style-name="Standard">
      <style:text-properties officeooo:rsid="000071fe" officeooo:paragraph-rsid="000071fe"/>
    </style:style>
    <style:style style:name="P5" style:family="paragraph" style:parent-style-name="Standard">
      <style:text-properties officeooo:rsid="000071fe" officeooo:paragraph-rsid="00014d6e"/>
    </style:style>
    <style:style style:name="P6" style:family="paragraph" style:parent-style-name="Standard">
      <style:text-properties officeooo:rsid="000071fe" officeooo:paragraph-rsid="000234df"/>
    </style:style>
    <style:style style:name="P7" style:family="paragraph" style:parent-style-name="Standard">
      <style:text-properties officeooo:paragraph-rsid="000071fe"/>
    </style:style>
    <style:style style:name="P8" style:family="paragraph" style:parent-style-name="Standard">
      <style:text-properties officeooo:rsid="00014d6e" officeooo:paragraph-rsid="00014d6e"/>
    </style:style>
    <style:style style:name="P9" style:family="paragraph" style:parent-style-name="Standard">
      <style:text-properties officeooo:paragraph-rsid="00014d6e"/>
    </style:style>
    <style:style style:name="P10" style:family="paragraph" style:parent-style-name="Standard">
      <style:text-properties fo:font-weight="bold" officeooo:rsid="000234df" officeooo:paragraph-rsid="000234df" style:font-weight-asian="bold" style:font-weight-complex="bold"/>
    </style:style>
    <style:style style:name="P11" style:family="paragraph" style:parent-style-name="Standard">
      <style:text-properties fo:font-weight="bold" officeooo:rsid="000071fe" officeooo:paragraph-rsid="000071fe" style:font-weight-asian="bold" style:font-weight-complex="bold"/>
    </style:style>
    <style:style style:name="P12" style:family="paragraph" style:parent-style-name="Standard">
      <style:paragraph-properties fo:text-align="center" style:justify-single-word="false"/>
      <style:text-properties fo:font-size="16pt" fo:font-weight="bold" officeooo:rsid="000071fe" officeooo:paragraph-rsid="000071fe" style:font-size-asian="16pt" style:font-weight-asian="bold" style:font-size-complex="16pt" style:font-weight-complex="bold"/>
    </style:style>
    <style:style style:name="P13" style:family="paragraph" style:parent-style-name="Standard">
      <style:text-properties officeooo:paragraph-rsid="000234df"/>
    </style:style>
    <style:style style:name="P14" style:family="paragraph" style:parent-style-name="Standard">
      <style:text-properties officeooo:paragraph-rsid="00037b80"/>
    </style:style>
    <style:style style:name="P15" style:family="paragraph" style:parent-style-name="Standard">
      <style:text-properties officeooo:rsid="000799a0" officeooo:paragraph-rsid="000799a0"/>
    </style:style>
    <style:style style:name="P16" style:family="paragraph" style:parent-style-name="Standard">
      <style:text-properties officeooo:rsid="000799a0" officeooo:paragraph-rsid="000832fc"/>
    </style:style>
    <style:style style:name="P17" style:family="paragraph" style:parent-style-name="Standard">
      <style:text-properties officeooo:rsid="000832fc" officeooo:paragraph-rsid="000832fc"/>
    </style:style>
    <style:style style:name="P18" style:family="paragraph" style:parent-style-name="Standard">
      <style:text-properties officeooo:rsid="0008fef5" officeooo:paragraph-rsid="0008fef5"/>
    </style:style>
    <style:style style:name="P19" style:family="paragraph" style:parent-style-name="Standard">
      <style:text-properties officeooo:rsid="0009eefd" officeooo:paragraph-rsid="0009eefd"/>
    </style:style>
    <style:style style:name="P20" style:family="paragraph" style:parent-style-name="Standard">
      <style:text-properties officeooo:paragraph-rsid="00101533"/>
    </style:style>
    <style:style style:name="T1" style:family="text">
      <style:text-properties officeooo:rsid="000071fe"/>
    </style:style>
    <style:style style:name="T2" style:family="text">
      <style:text-properties style:font-name="var jp-code-font-family" fo:font-style="normal" fo:font-weight="normal"/>
    </style:style>
    <style:style style:name="T3" style:family="text">
      <style:text-properties style:font-name="var jp-code-font-family" fo:font-style="normal" fo:font-weight="normal" officeooo:rsid="000071fe"/>
    </style:style>
    <style:style style:name="T4" style:family="text">
      <style:text-properties style:font-name="var jp-code-font-family" fo:font-style="normal" fo:font-weight="bold" style:font-weight-asian="bold" style:font-weight-complex="bold"/>
    </style:style>
    <style:style style:name="T5" style:family="text">
      <style:text-properties fo:font-variant="normal" fo:text-transform="none" style:font-name="var jp-code-font-family" fo:letter-spacing="normal" fo:font-style="normal" fo:font-weight="normal"/>
    </style:style>
    <style:style style:name="T6" style:family="text">
      <style:text-properties fo:font-variant="normal" fo:text-transform="none" fo:color="#032f62" style:font-name="SFMono-Regular" fo:font-size="9pt" fo:letter-spacing="normal" fo:font-style="normal" fo:font-weight="normal"/>
    </style:style>
    <style:style style:name="T7" style:family="text">
      <style:text-properties fo:font-variant="normal" fo:text-transform="none" fo:color="#24292e" style:font-name="apple-system" fo:font-size="12pt" fo:letter-spacing="normal" fo:font-style="normal" fo:font-weight="normal"/>
    </style:style>
    <style:style style:name="T8" style:family="text">
      <style:text-properties fo:font-variant="normal" fo:text-transform="none" fo:color="#24292e" style:font-name="apple-system" fo:font-size="12pt" fo:letter-spacing="normal" fo:font-style="normal" fo:font-weight="normal" officeooo:rsid="000799a0"/>
    </style:style>
    <style:style style:name="T9" style:family="text">
      <style:text-properties officeooo:rsid="00014d6e"/>
    </style:style>
    <style:style style:name="T10" style:family="text">
      <style:text-properties officeooo:rsid="000234df"/>
    </style:style>
    <style:style style:name="T11" style:family="text">
      <style:text-properties fo:font-weight="bold" style:font-weight-asian="bold" style:font-weight-complex="bold"/>
    </style:style>
    <style:style style:name="T12" style:family="text">
      <style:text-properties fo:font-weight="bold" officeooo:rsid="000071fe" style:font-weight-asian="bold" style:font-weight-complex="bold"/>
    </style:style>
    <style:style style:name="T13" style:family="text">
      <style:text-properties fo:font-weight="bold" officeooo:rsid="000234df" style:font-weight-asian="bold" style:font-weight-complex="bold"/>
    </style:style>
    <style:style style:name="T14" style:family="text">
      <style:text-properties fo:font-weight="bold" officeooo:rsid="000aed2a" style:font-weight-asian="bold" style:font-weight-complex="bold"/>
    </style:style>
    <style:style style:name="T15" style:family="text">
      <style:text-properties fo:font-weight="bold" officeooo:rsid="000c9ade" style:font-weight-asian="bold" style:font-weight-complex="bold"/>
    </style:style>
    <style:style style:name="T16" style:family="text">
      <style:text-properties fo:font-weight="bold" officeooo:rsid="0004f662" style:font-weight-asian="bold" style:font-weight-complex="bold"/>
    </style:style>
    <style:style style:name="T17" style:family="text">
      <style:text-properties fo:font-weight="bold" officeooo:rsid="00101533" style:font-weight-asian="bold" style:font-weight-complex="bold"/>
    </style:style>
    <style:style style:name="T18" style:family="text">
      <style:text-properties officeooo:rsid="00037b80"/>
    </style:style>
    <style:style style:name="T19" style:family="text">
      <style:text-properties officeooo:rsid="0004f662"/>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0c9ade"/>
    </style:style>
    <style:style style:name="T22" style:family="text">
      <style:text-properties officeooo:rsid="000e684b"/>
    </style:style>
    <style:style style:name="T23" style:family="text">
      <style:text-properties officeooo:rsid="001015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óm tắt thí nghiệm</text:p>
      <text:p text:style-name="P12"/>
      <text:p text:style-name="P20"><text:span text:style-name="T1">Em sử dụng mạng </text:span><text:span text:style-name="T12">EfficientNet-B4</text:span><text:span text:style-name="T1"> (bài báo EfficientNet:</text:span><text:a xlink:type="simple" xlink:href="https://arxiv.org/pdf/1905.11946.pdf" text:style-name="Internet_20_link" text:visited-style-name="Visited_20_Internet_20_Link">https://arxiv.org/pdf/1905.11946.pdf</text:a><text:span text:style-name="T1">; có sử dụng transfer learning với weight port từ bài báo này: </text:span><text:a xlink:type="simple" xlink:href="https://arxiv.org/pdf/1911.09665.pdf" text:style-name="Internet_20_link" text:visited-style-name="Visited_20_Internet_20_Link">https://arxiv.org/pdf/1911.09665.pdf</text:a>; <text:span text:style-name="T19">với kết quả bài báo này cho acc của B4 trên ImageNet đạt 83.3% (cao hơn nguyên bản 0.3%); weight port từ bài này: </text:span><text:a xlink:type="simple" xlink:href="https://arxiv.org/pdf/1911.04252.pdf" text:style-name="Internet_20_link" text:visited-style-name="Visited_20_Internet_20_Link">https://arxiv.org/pdf/1911.04252.pdf</text:a><text:span text:style-name="T19"> có acc_top1 </text:span><text:span text:style-name="T7">85.298% </text:span><text:span text:style-name="T8">(cao hơn 2.3% so với bản gốc</text:span><text:span text:style-name="T19">) và mạng </text:span><text:span text:style-name="T16">EfficientNet-Lite-B4</text:span><text:span text:style-name="T19"> (</text:span><text:line-break/><text:a xlink:type="simple" xlink:href="https://blog.tensorflow.org/2020/03/higher-accuracy-on-vision-models-with-efficientnet-lite.html?linkId=84432329&amp;m=1" text:style-name="Internet_20_link" text:visited-style-name="Visited_20_Internet_20_Link">https://blog.tensorflow.org/2020/03/higher-accuracy-on-vision-models-with-efficientnet-lite.html?linkId=84432329&amp;m=1</text:a><text:span text:style-name="T23">) cho việc huấn luyện vì nó có #param và FLOPs tương đương với mạng </text:span><text:span text:style-name="T12">ResNet-50 t</text:span><text:span text:style-name="T1">rong bài báo gốc, tại đây: </text:span><text:a xlink:type="simple" xlink:href="https://www.nature.com/articles/s41598-018-38343-3" text:style-name="Internet_20_link" text:visited-style-name="Visited_20_Internet_20_Link">https://www.nature.com/articles/s41598-018-38343-3</text:a></text:p>
      <text:p text:style-name="P14"><text:span text:style-name="T18">Code của bài báo gốc tại đây: </text:span><text:a xlink:type="simple" xlink:href="https://github.com/AlexOlsen/DeepWeeds" text:style-name="Internet_20_link" text:visited-style-name="Visited_20_Internet_20_Link">https://github.com/AlexOlsen/DeepWeeds</text:a></text:p>
      <text:p text:style-name="P7"><text:span text:style-name="T1">Dataset gốc tại đây: </text:span><text:span text:style-name="T6">https://nextcloud.qriscloud.org.au/index.php/s/a3KxPawpqkiorST/download</text:span></text:p>
      <text:p text:style-name="P6">Dataset đươc augumentation lên thành 9500 ảnh cho mỗi class (tổng có 9 classes với kí hiệu như sau </text:p>
      <text:p text:style-name="P13"><text:span text:style-name="T1">(</text:span><text:span text:style-name="T5">0, 'Chinee apple'),</text:span></text:p>
      <text:p text:style-name="P1"><text:s/><text:span text:style-name="T2">(1, 'Lantana'),</text:span></text:p>
      <text:p text:style-name="P1"><text:s/><text:span text:style-name="T2">(2, 'Negative'),</text:span></text:p>
      <text:p text:style-name="P1"><text:s/><text:span text:style-name="T2">(3, 'Parkinsonia'),</text:span></text:p>
      <text:p text:style-name="P1"><text:s/><text:span text:style-name="T2">(4, 'Parthenium'),</text:span></text:p>
      <text:p text:style-name="P1"><text:s/><text:span text:style-name="T2">(5, 'Prickly acacia'),</text:span></text:p>
      <text:p text:style-name="P1"><text:s/><text:span text:style-name="T2">(6, 'Rubber vine'),</text:span></text:p>
      <text:p text:style-name="P1"><text:s/><text:span text:style-name="T2">(7, 'Siam weed'),</text:span></text:p>
      <text:p text:style-name="P1"><text:s/><text:span text:style-name="T2">(8, 'Snake weed')</text:span><text:span text:style-name="T3">)</text:span></text:p>
      <text:p text:style-name="P3"/>
      <text:p text:style-name="P2"><text:span text:style-name="T4">Hàm augumentation như sau</text:span><text:span text:style-name="T2">:DEFAULT_OPERATIONS = [</text:span></text:p>
      <text:p text:style-name="P3"><text:s text:c="4"/>'rotate',</text:p>
      <text:p text:style-name="P3"><text:s text:c="4"/>'blur',</text:p>
      <text:p text:style-name="P3"><text:s text:c="4"/>'random_noise',</text:p>
      <text:p text:style-name="P3"><text:s text:c="4"/>'horizontal_flip',</text:p>
      <text:p text:style-name="P3"><text:s text:c="4"/>'vertical_flip'</text:p>
      <text:p text:style-name="P3">]</text:p>
      <text:p text:style-name="P3"/>
      <text:p text:style-name="P3"># Rotation configuration</text:p>
      <text:p text:style-name="P3">DEFAULT_ROTATE_PROBABILITY = 0.5</text:p>
      <text:p text:style-name="P3">DEFAULT_ROTATE_MAX_LEFT_DEGREE = 25</text:p>
      <text:p text:style-name="P3">DEFAULT_ROTATE_MAX_RIGHT_DEGREE = 25</text:p>
      <text:p text:style-name="P3"/>
      <text:p text:style-name="P3"># Blur configuration</text:p>
      <text:p text:style-name="P3">DEFAULT_BLUR_PROBABILITY = 0.1</text:p>
      <text:p text:style-name="P3"/>
      <text:p text:style-name="P3"># Random noise configuration</text:p>
      <text:p text:style-name="P3">DEFAULT_RANDOM_NOISE_PROBABILITY = 0.5</text:p>
      <text:p text:style-name="P3"/>
      <text:p text:style-name="P3"># Horizontal flip configuration</text:p>
      <text:p text:style-name="P3">DEFAULT_HORIZONTAL_FLIP_PROBABILITY = 0.3</text:p>
      <text:p text:style-name="P3"/>
      <text:p text:style-name="P3"># Horizontal flip configuration</text:p>
      <text:p text:style-name="P3">DEFAULT_VERTICAL_FLIP_PROBABILITY = 0.3</text:p>
      <text:p text:style-name="P3"/>
      <text:p text:style-name="P8"><text:span text:style-name="T11">9500 ảnh augumented</text:span> cho mỗi class này (tổng số ảnh = <text:span text:style-name="T11">9500*9=85500 </text:span>ảnh) sẽ được chia theo tỉ lệ <text:span text:style-name="T11">75%:25%</text:span> cho quá trình huấn luyện và đánh giá kết quả huấn luyện. Ảnh được resize về kích thước <text:span text:style-name="T11">224x224x3</text:span></text:p>
      <text:p text:style-name="P5">thiết lập thông số cho preprocessing: <text:span text:style-name="T11">batch_size=16</text:span> vừa cho bộ nhớ VRAM của 1 GPU GT<text:span text:style-name="T9">X</text:span> 1080TI của em <text:span text:style-name="T9">(Intel® Core™ i5-2400 CPU @ 3.10GHz × 4 , HĐH Ubuntu 18.04.4 LTS)</text:span></text:p>
      <text:p text:style-name="P9"><text:span text:style-name="T9">Framework Pytorch 1.4; <text:s/>efficientnet port từ </text:span><text:a xlink:type="simple" xlink:href="https://github.com/rwightman/pytorch-image-models" text:style-name="Internet_20_link" text:visited-style-name="Visited_20_Internet_20_Link">https://github.com/rwightman/pytorch-image-models</text:a></text:p>
      <text:p text:style-name="P10">tổng số epochs = <text:span text:style-name="T22">4</text:span>0</text:p>
      <text:p text:style-name="P11"><text:soft-page-break/></text:p>
      <text:p text:style-name="P7"><text:span text:style-name="T12">Hàm tối ưu SLS</text:span><text:span text:style-name="T1">: dường như bão hòa trong 5 chu kì đầu tiên, em chờ đến hết chu kì 10 mà k tiến triển nên em dừng lại. hàm này có cái hay là không cần set các thông số như learning rate --&gt;không cần learning scheduler. code </text:span><text:a xlink:type="simple" xlink:href="https://github.com/IssamLaradji/sls" text:style-name="Internet_20_link" text:visited-style-name="Visited_20_Internet_20_Link">https://github.com/IssamLaradji/sls</text:a>; <text:span text:style-name="T10">paper: </text:span><text:a xlink:type="simple" xlink:href="https://arxiv.org/pdf/1905.09997.pdf" text:style-name="Internet_20_link" text:visited-style-name="Visited_20_Internet_20_Link">https://arxiv.org/pdf/1905.09997.pdf</text:a></text:p>
      <text:p text:style-name="P11"/>
      <text:p text:style-name="P4"><text:span text:style-name="T11">Hàm tối ưu ADAM</text:span>: optimizer = optim.Adam(model.parameters(), lr=0.001, weight_decay=0.0001)</text:p>
      <text:p text:style-name="P4"><text:tab/><text:tab/> <text:s text:c="9"/>scheduler = optim.lr_scheduler.StepLR(optimizer, step_size=10, gamma=0.1)</text:p>
      <text:p text:style-name="P4"/>
      <text:p text:style-name="P4"><text:span text:style-name="T11">Hàm tối ưu SGD</text:span>:optimizer = optim.SGD(model.parameters(), </text:p>
      <text:p text:style-name="P4"><text:s text:c="18"/><text:tab/> <text:s text:c="16"/><text:tab/><text:tab/> <text:s text:c="8"/>lr=0.001,momentum=0.9,</text:p>
      <text:p text:style-name="P4"><text:s text:c="22"/><text:tab/><text:tab/><text:tab/><text:tab/> <text:s text:c="7"/>nesterov=True,</text:p>
      <text:p text:style-name="P4"><text:s text:c="22"/><text:tab/><text:tab/><text:tab/><text:tab/> <text:s text:c="7"/>weight_decay=0.0001)</text:p>
      <text:p text:style-name="P4"><text:tab/><text:tab/> <text:s text:c="2"/>scheduler = optim.lr_scheduler.StepLR(optimizer, step_size=10, gamma=0.1)</text:p>
      <text:p text:style-name="P4"/>
      <text:p text:style-name="P4"/>
      <text:p text:style-name="P4"><text:span text:style-name="T11">Đánh </text:span><text:span text:style-name="T13">giá kết quả: </text:span><text:span text:style-name="T10">để đánh giá khả năng (acc, recall, precision, F1,..) em thực hiện trên toàn bộ dataset gốc, cũng như chia ngẫu nhiên 5 lần dataset gốc này theo tỉ lệ 80:20 (tại vì họ chia theo tỉ lệ 20% để đánh giá mô hình và lặp lại 5 lần). kết quả prediction của model EfficientNet-B4 với hàm optimization khác nhau được lưu trong folder results với các files *csv. Quá trình prediction này sử dụng image size = 256x256x3, center crop = 224x224x3</text:span></text:p>
      <text:p text:style-name="P4"/>
      <text:p text:style-name="P15"><text:span text:style-name="T11">Chú thích:</text:span> tên files kết quả như sau, ví dụ: EfficientNet_B4_AP_SLS_Whole_data.csv</text:p>
      <text:p text:style-name="P15"><text:span text:style-name="T11">EfficientNet_B4 </text:span><text:span text:style-name="T17">hay EfficientNet_Lite_B4</text:span><text:span text:style-name="T23"> </text:span>là tên mạng sử dụng</text:p>
      <text:p text:style-name="P15"><text:span text:style-name="T11">AP </text:span><text:span text:style-name="T14">(Adversarial Propagation)</text:span><text:span text:style-name="T11"> </text:span>kí hiệu transfer learning weight từ bài này <text:span text:style-name="T1"><text:s/></text:span><text:a xlink:type="simple" xlink:href="https://arxiv.org/pdf/1911.09665.pdf" text:style-name="Internet_20_link" text:visited-style-name="Visited_20_Internet_20_Link">https://arxiv.org/pdf/1911.09665.pdf</text:a></text:p>
      <text:p text:style-name="P16">hay <text:span text:style-name="T11">NS </text:span><text:span text:style-name="T14">(Noisy Students)</text:span> kí hiệu transfer learning weight từ bài này <text:span text:style-name="T1"><text:s/></text:span><text:a xlink:type="simple" xlink:href="https://arxiv.org/pdf/1911.04252.pdf" text:style-name="Internet_20_link" text:visited-style-name="Visited_20_Internet_20_Link"><text:span text:style-name="T1">https://arxiv.org/pdf/1911.04252.pdf</text:span></text:a><text:span text:style-name="T1"> </text:span></text:p>
      <text:p text:style-name="P16"/>
      <text:p text:style-name="P17"><text:span text:style-name="T11">SLS/ADAM/SGD </text:span>là hàm optimization sử dụng trong thí nghiệm</text:p>
      <text:p text:style-name="P17"><text:span text:style-name="T11">Whole_data/test_1/test_2/test_3/test_4/test_5</text:span> là kết quả prediction trên <text:span text:style-name="T20">toàn bộ dataset</text:span> gốc hay 20% dataset gốc được chia ngẫu nhiên 5 lần với tỉ lệ 20%</text:p>
      <text:p text:style-name="P4"/>
      <text:p text:style-name="P4"/>
      <text:p text:style-name="P18"><text:span text:style-name="T11">Quan sát thấy hiện tượng: </text:span>kích thước của file weight khi train ra như sau: ADAM = 233M; SGD = 155M; SLS = 78M. Tuy nhiên trong lúc train thì SLS chiếm dụng VRAM gấp đôi so với ADAM và SGD. Vì em kiểm tra bộ nhớ VRAM với batch_size =16 thì SLS chiếm ~ 10G VRAM; trong khi đó <text:s/>SGD và ADAM chỉ chiếm khoảng ~ 5G, mà VRAM của con GPU 1080Ti =11G ==&gt; em chỉ set được batch_size = 16 cho cả 3 hàm optimization để so sánh kết quả cho dễ. Thực ra, với hàm ADAM &amp; SGD có lẽ có thể set batch_size=32, khi đó acc huấn luyện có thể hơn được 1 chút xíu so với batch_size=16</text:p>
      <text:p text:style-name="P18"/>
      <text:p text:style-name="P19"><text:span text:style-name="T11">Nhận xét:</text:span> <text:span text:style-name="T20">(1) Với hàm optimization</text:span> với hàm tối ưu SGD cho kết quả hội tụ tốt nhất nhưng thời gian train rất lâu (với 50 epochs tốn khoảng 18 h). Hàm ADAM tương tự, thời gian hội tụ rất lâu (50 epochs cũng tốn khoảng 18 h). Ngược lại, hàm SLS có vẻ chưa cho kết quả tốt nhất nhưng hội tụ rất nhanh (hội tụ ngay trong vài epochs đầu tiên, em train 10 chu kì thì dùng lại, hết khoảng 4h). <text:span text:style-name="T21">Một vấn đề quan sát thấy trong lúc train model: hàm </text:span><text:span text:style-name="T15">SLS</text:span><text:span text:style-name="T21"> trong thí nghiệm này xuất hiện hiện tượng </text:span><text:span text:style-name="T15">overfitting,</text:span><text:span text:style-name="T21"> ngược lại hàm </text:span><text:span text:style-name="T15">SGD &amp; ADAM</text:span><text:span text:style-name="T21"> xảy ra hiện tượng </text:span><text:span text:style-name="T15">underfitting</text:span></text:p>
      <text:p text:style-name="P19"><text:span text:style-name="T20">(2) với việc sử dụng pretrained weights (Adversarial Propagation vs Noisy Students)</text:span> dường như không gây ảnh hưởng tới kết quả cuối cù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var jp-code-font-family" svg:font-family="'var jp-code-font-famil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5:03:15.489553660</meta:creation-date>
    <dc:date>2020-03-18T18:29:44.171476460</dc:date>
    <meta:editing-duration>PT36M1S</meta:editing-duration>
    <meta:editing-cycles>8</meta:editing-cycles>
    <meta:generator>LibreOffice/6.0.7.3$Linux_X86_64 LibreOffice_project/00m0$Build-3</meta:generator>
    <meta:document-statistic meta:table-count="0" meta:image-count="0" meta:object-count="0" meta:page-count="2" meta:paragraph-count="55" meta:word-count="783" meta:character-count="5187" meta:non-whitespace-character-count="4293"/>
  </office:meta>
</office:document-meta>
</file>